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7576in" style:use-optimal-column-width="false"/>
    </style:style>
    <style:style style:name="TableColumn3" style:family="table-column">
      <style:table-column-properties style:column-width="4.1673in" style:use-optimal-column-width="false"/>
    </style:style>
    <style:style style:name="Table1" style:family="table" style:master-page-name="MP0">
      <style:table-properties style:width="6.925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fo:language="ru" fo:country="RU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fo:language="ru" fo:country="RU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language="ru" fo:country="RU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language="ru" fo:country="RU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language="ru" fo:country="RU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" style:parent-style-name="Основнойшрифтабзаца" style:family="text">
      <style:text-properties fo:language="ru" fo:country="RU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language="ru" fo:country="RU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weight="bold" style:font-weight-asian="bold" style:font-weight-complex="bold" fo:language="ru" fo:country="RU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language="ru" fo:country="RU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language="ru" fo:country="RU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P115" style:parent-style-name="Textbody" style:family="paragraph">
      <style:text-properties fo:language="ru" fo:country="RU"/>
    </style:style>
    <style:style style:name="P116" style:parent-style-name="Обычный" style:family="paragraph">
      <style:text-properties fo:language="ru" fo:country="R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.И.О.</text:p>
          </table:table-cell>
          <table:table-cell table:style-name="TableCell7">
            <text:p text:style-name="P8">Голячков Михаил Дмитриевич</text:p>
          </table:table-cell>
        </table:table-row>
        <table:table-row table:style-name="TableRow9">
          <table:table-cell table:style-name="TableCell10" table:number-columns-spanned="2">
            <text:p text:style-name="P11">C#</text:p>
          </table:table-cell>
          <table:covered-table-cell/>
        </table:table-row>
        <table:table-row table:style-name="TableRow12">
          <table:table-cell table:style-name="TableCell13">
            <text:p text:style-name="P14">Что такое переопределение метода?</text:p>
          </table:table-cell>
          <table:table-cell table:style-name="TableCell15">
            <text:p text:style-name="P16">Изменение в дочернем классе реализации метода определенного в родительском классе</text:p>
          </table:table-cell>
        </table:table-row>
        <table:table-row table:style-name="TableRow17">
          <table:table-cell table:style-name="TableCell18">
            <text:p text:style-name="P19">Какие бывают виды классов?</text:p>
          </table:table-cell>
          <table:table-cell table:style-name="TableCell20">
            <text:p text:style-name="TableContents"><text:span text:style-name="T21">Обычные, abstract и</text:span><text:s/>static</text:p>
          </table:table-cell>
        </table:table-row>
        <table:table-row table:style-name="TableRow22">
          <table:table-cell table:style-name="TableCell23">
            <text:p text:style-name="TableContents"><text:span text:style-name="T24">Как и зачем можно использовать модификаторы<text:s/></text:span>sealed<text:span text:style-name="T25">,<text:s/></text:span>readonly<text:span text:style-name="T26">,<text:s/></text:span>const<text:span text:style-name="T27">?<text:s/></text:span><text:span text:style-name="T28">В чем отличие между ними?</text:span></text:p>
          </table:table-cell>
          <table:table-cell table:style-name="TableCell29">
            <text:p text:style-name="TableContents">Sealed<text:span text:style-name="T30"><text:s/></text:span><text:span text:style-name="T31">используется для запрета наследования от класса.</text:span><text:span text:style-name="T32"><text:line-break/></text:span>readonly<text:span text:style-name="T33"><text:s/></text:span><text:span text:style-name="T34">используется для обозначения полей, значение которых можно изменить только при объявлении или в конструкторе классе, а также для неисзменяемы структур.<text:s/></text:span>Const<text:span text:style-name="T35"><text:s/></text:span><text:span text:style-name="T36">использует</text:span>c<text:span text:style-name="T37">я для объявления полей или локальных констант которые нельзя изменить.</text:span></text:p>
          </table:table-cell>
        </table:table-row>
        <table:table-row table:style-name="TableRow38">
          <table:table-cell table:style-name="TableCell39">
            <text:p text:style-name="TableContents"><text:span text:style-name="T40">Какие есть варианты использования ключевого слова<text:s/></text:span>try<text:span text:style-name="T41">?<text:s/></text:span><text:span text:style-name="T42">Для чего используется ключевое слово<text:s/></text:span>using<text:span text:style-name="T43">?</text:span></text:p>
          </table:table-cell>
          <table:table-cell table:style-name="TableCell44">
            <text:p text:style-name="TableContents">Try<text:span text:style-name="T45"><text:s/></text:span><text:span text:style-name="T46">используется для обработки ошибок. А такж</text:span><text:span text:style-name="T47">е может использоваться для определения защищенной области.<text:s/></text:span>Using<text:span text:style-name="T48"><text:s/></text:span><text:span text:style-name="T49">используется для для правильной работы объектов<text:s/></text:span>IDisposable</text:p>
          </table:table-cell>
        </table:table-row>
        <table:table-row table:style-name="TableRow50">
          <table:table-cell table:style-name="TableCell51">
            <text:p text:style-name="TableContents"><text:span text:style-name="T52">Какие есть стандартные реализации интерфейса<text:s/></text:span>ICollection<text:span text:style-name="T53"><text:s/></text:span><text:span text:style-name="T54">и в каких ситуациях их нужно использовать?</text:span></text:p>
          </table:table-cell>
          <table:table-cell table:style-name="TableCell55">
            <text:p text:style-name="TableContents">List<text:span text:style-name="T56"><text:s/>–<text:s/></text:span><text:span text:style-name="T57">список.<text:s/></text:span>Dictionary<text:span text:style-name="T58"><text:s/>–<text:s/></text:span><text:span text:style-name="T59">словарь.<text:s/></text:span>LinkedList<text:span text:style-name="T60"><text:s/></text:span><text:span text:style-name="T61">–двусвязный список</text:span><text:span text:style-name="T62">.<text:s/></text:span>Queue<text:span text:style-name="T63"><text:s/>–<text:s/></text:span><text:span text:style-name="T64">очередь (</text:span>FIFO<text:span text:style-name="T65">).<text:s/></text:span>Stack –<text:s/><text:span text:style-name="T66">стэк<text:s/></text:span>(FILO)<text:s/></text:p>
          </table:table-cell>
        </table:table-row>
        <table:table-row table:style-name="TableRow67">
          <table:table-cell table:style-name="TableCell68">
            <text:p text:style-name="TableContents"><text:span text:style-name="T69">В чём основная идея<text:s/></text:span>LINQ<text:span text:style-name="T70">?</text:span></text:p>
          </table:table-cell>
          <table:table-cell table:style-name="TableCell71">
            <text:p text:style-name="P72">Работа с данным как с объектами.</text:p>
          </table:table-cell>
        </table:table-row>
        <table:table-row table:style-name="TableRow73">
          <table:table-cell table:style-name="TableCell74" table:number-columns-spanned="2">
            <text:p text:style-name="P75">Разное</text:p>
          </table:table-cell>
          <table:covered-table-cell/>
        </table:table-row>
        <table:table-row table:style-name="TableRow76">
          <table:table-cell table:style-name="TableCell77">
            <text:p text:style-name="P78">Каким критериям должна удовлетворять «хорошая» хэш-функция?</text:p>
          </table:table-cell>
          <table:table-cell table:style-name="TableCell79">
            <text:p text:style-name="P80">Быстрое вычисление и минимальное количество коллизий</text:p>
          </table:table-cell>
        </table:table-row>
        <table:table-row table:style-name="TableRow81">
          <table:table-cell table:style-name="TableCell82">
            <text:p text:style-name="TableContents"><text:span text:style-name="T83">В чём причина популярности и широкого распространения кодировки<text:s/></text:span>UTF<text:span text:style-name="T84">-8?</text:span></text:p>
          </table:table-cell>
          <table:table-cell table:style-name="TableCell85">
            <text:p text:style-name="TableContents"><text:span text:style-name="T86">Позволяет использовать символы<text:s/></text:span>Unicode<text:span text:style-name="T87"><text:s/>и приэтом имеет полную совместимость с<text:s/></text:span>ASCII</text:p>
          </table:table-cell>
        </table:table-row>
        <table:table-row table:style-name="TableRow88">
          <table:table-cell table:style-name="TableCell89">
            <text:p text:style-name="TableContents"><text:span text:style-name="T90">Сравните форматы<text:s/></text:span>XML<text:span text:style-name="T91"><text:s/></text:span><text:span text:style-name="T92">и<text:s/></text:span>JSON<text:span text:style-name="T93">.<text:s/></text:span><text:span text:style-name="T94">Когда какой использовать?</text:span></text:p>
          </table:table-cell>
          <table:table-cell table:style-name="TableCell95">
            <text:p text:style-name="TableContents">JSON<text:span text:style-name="T96"><text:s/></text:span><text:span text:style-name="T97">удобнее использовать для клиентских приложений, а<text:s/></text:span>XML<text:span text:style-name="T98"><text:s/>на сервере.</text:span></text:p>
          </table:table-cell>
        </table:table-row>
        <table:table-row table:style-name="TableRow99">
          <table:table-cell table:style-name="TableCell100">
            <text:p text:style-name="TableContents"><text:span text:style-name="T101">Опишите что будет происходить «под капотом» после ввода адреса сайта в браузере и нажатия<text:s/></text:span>Enter<text:span text:style-name="T102">?</text:span></text:p>
          </table:table-cell>
          <table:table-cell table:style-name="TableCell103">
            <text:p text:style-name="TableContents"><text:span text:style-name="T104">А</text:span><text:span text:style-name="T105">дрес с помощью<text:s/></text:span>dns<text:span text:style-name="T106"><text:s/></text:span><text:span text:style-name="T107">преобразуется в<text:s/></text:span>ip<text:span text:style-name="T108"><text:s/></text:span><text:span text:style-name="T109">и<text:s/></text:span>port<text:span text:style-name="T110">.</text:span><text:span text:style-name="T111"><text:s/></text:span><text:span text:style-name="T112">А</text:span><text:span text:style-name="T113"><text:s/>затем произойдет подключение к порту, и<text:s/></text:span>ip<text:span text:style-name="T114">.</text:span></text:p>
          </table:table-cell>
        </table:table-row>
      </table:table>
      <text:p text:style-name="P115">Ответы нужно давать лаконичные, достаточно продемонстрировать понимание предмета.</text:p>
      <text:p text:style-name="P1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in" fo:line-height="100%"/>
      <style:text-properties style:font-name="Liberation Serif" style:font-name-complex="Mangal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Textbody" style:display-name="Text body" style:family="paragraph" style:parent-style-name="Обычный">
      <style:paragraph-properties fo:margin-bottom="0.0972in" fo:line-height="120%"/>
      <style:text-properties fo:hyphenate="false"/>
    </style:style>
    <style:style style:name="TableContents" style:display-name="Table Contents" style:family="paragraph" style:parent-style-name="Обычный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khail Golyachkov</meta:initial-creator>
    <dc:creator>Mikhail Golyachkov</dc:creator>
    <meta:creation-date>2021-04-29T19:42:00Z</meta:creation-date>
    <dc:date>2021-04-29T20:07:00Z</dc:date>
    <meta:template xlink:href="Normal.dotm" xlink:type="simple"/>
    <meta:editing-cycles>1</meta:editing-cycles>
    <meta:editing-duration>PT1500S</meta:editing-duration>
    <meta:document-statistic meta:page-count="1" meta:paragraph-count="3" meta:word-count="273" meta:character-count="1832" meta:row-count="13" meta:non-whitespace-character-count="1562"/>
  </office:meta>
</office:document-meta>
</file>